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14b" officeooo:paragraph-rsid="0006a14b"/>
    </style:style>
    <style:style style:name="P2" style:family="paragraph" style:parent-style-name="Standard">
      <style:text-properties officeooo:rsid="0007b080" officeooo:paragraph-rsid="0007b080"/>
    </style:style>
    <style:style style:name="P3" style:family="paragraph" style:parent-style-name="Standard">
      <style:text-properties officeooo:rsid="0008c024" officeooo:paragraph-rsid="0008c024"/>
    </style:style>
    <style:style style:name="P4" style:family="paragraph" style:parent-style-name="Standard">
      <style:text-properties officeooo:rsid="0009945e" officeooo:paragraph-rsid="0009945e"/>
    </style:style>
    <style:style style:name="P5" style:family="paragraph" style:parent-style-name="Standard">
      <style:text-properties officeooo:rsid="0009a608" officeooo:paragraph-rsid="0009a608"/>
    </style:style>
    <style:style style:name="P6" style:family="paragraph" style:parent-style-name="Standard">
      <style:text-properties officeooo:rsid="000aac13" officeooo:paragraph-rsid="000aac13"/>
    </style:style>
    <style:style style:name="P7" style:family="paragraph" style:parent-style-name="Standard">
      <style:text-properties officeooo:rsid="000ba16d" officeooo:paragraph-rsid="000ba16d"/>
    </style:style>
    <style:style style:name="P8" style:family="paragraph" style:parent-style-name="Standard">
      <style:text-properties officeooo:rsid="000be166" officeooo:paragraph-rsid="000be166"/>
    </style:style>
    <style:style style:name="P9" style:family="paragraph" style:parent-style-name="Standard">
      <style:text-properties officeooo:rsid="000c8127" officeooo:paragraph-rsid="000c8127"/>
    </style:style>
    <style:style style:name="P10" style:family="paragraph" style:parent-style-name="Standard">
      <style:text-properties officeooo:rsid="000d9e3b" officeooo:paragraph-rsid="000d9e3b"/>
    </style:style>
    <style:style style:name="P11" style:family="paragraph" style:parent-style-name="Standard">
      <style:text-properties officeooo:rsid="000f2c6f" officeooo:paragraph-rsid="000f2c6f"/>
    </style:style>
    <style:style style:name="P12" style:family="paragraph" style:parent-style-name="Standard">
      <style:text-properties officeooo:rsid="00121cd1" officeooo:paragraph-rsid="00121cd1"/>
    </style:style>
    <style:style style:name="P13" style:family="paragraph" style:parent-style-name="Standard">
      <style:text-properties officeooo:rsid="0013dde9" officeooo:paragraph-rsid="0013dde9"/>
    </style:style>
    <style:style style:name="P14" style:family="paragraph" style:parent-style-name="Standard">
      <style:text-properties officeooo:rsid="0014ad92" officeooo:paragraph-rsid="0014ad92"/>
    </style:style>
    <style:style style:name="P15" style:family="paragraph" style:parent-style-name="Standard">
      <style:text-properties officeooo:rsid="0014f25d" officeooo:paragraph-rsid="0014f25d"/>
    </style:style>
    <style:style style:name="P16" style:family="paragraph" style:parent-style-name="Standard">
      <style:text-properties officeooo:rsid="00153294" officeooo:paragraph-rsid="00153294"/>
    </style:style>
    <style:style style:name="P17" style:family="paragraph" style:parent-style-name="Standard">
      <style:text-properties officeooo:rsid="00165cd4" officeooo:paragraph-rsid="00165cd4"/>
    </style:style>
    <style:style style:name="P18" style:family="paragraph" style:parent-style-name="Standard">
      <style:text-properties officeooo:rsid="00186184" officeooo:paragraph-rsid="00186184"/>
    </style:style>
    <style:style style:name="P19" style:family="paragraph" style:parent-style-name="Standard">
      <style:text-properties officeooo:rsid="0019da7a" officeooo:paragraph-rsid="0019da7a"/>
    </style:style>
    <style:style style:name="P20" style:family="paragraph" style:parent-style-name="Standard">
      <style:text-properties officeooo:rsid="001b904c" officeooo:paragraph-rsid="001b904c"/>
    </style:style>
    <style:style style:name="P21" style:family="paragraph" style:parent-style-name="Standard">
      <style:text-properties officeooo:rsid="001b9499" officeooo:paragraph-rsid="001b9499"/>
    </style:style>
    <style:style style:name="P22" style:family="paragraph" style:parent-style-name="Standard">
      <style:text-properties officeooo:rsid="001d36f1" officeooo:paragraph-rsid="001d36f1"/>
    </style:style>
    <style:style style:name="P23" style:family="paragraph" style:parent-style-name="Standard">
      <style:text-properties officeooo:rsid="001e6eca" officeooo:paragraph-rsid="001e6eca"/>
    </style:style>
    <style:style style:name="P24" style:family="paragraph" style:parent-style-name="Standard">
      <style:text-properties officeooo:rsid="001f6950" officeooo:paragraph-rsid="001f6950"/>
    </style:style>
    <style:style style:name="P25" style:family="paragraph" style:parent-style-name="Standard">
      <style:text-properties officeooo:rsid="001fb4a3" officeooo:paragraph-rsid="001fb4a3"/>
    </style:style>
    <style:style style:name="P26" style:family="paragraph" style:parent-style-name="Standard">
      <style:text-properties officeooo:rsid="001fd626" officeooo:paragraph-rsid="001fd626"/>
    </style:style>
    <style:style style:name="P27" style:family="paragraph" style:parent-style-name="Standard">
      <style:text-properties officeooo:rsid="0020af33" officeooo:paragraph-rsid="0020af33"/>
    </style:style>
    <style:style style:name="P28" style:family="paragraph" style:parent-style-name="Standard">
      <style:text-properties officeooo:rsid="00211edf" officeooo:paragraph-rsid="00211edf"/>
    </style:style>
    <style:style style:name="T1" style:family="text">
      <style:text-properties officeooo:rsid="0008c024"/>
    </style:style>
    <style:style style:name="T2" style:family="text">
      <style:text-properties officeooo:rsid="000c8127"/>
    </style:style>
    <style:style style:name="T3" style:family="text">
      <style:text-properties officeooo:rsid="000f2c6f"/>
    </style:style>
    <style:style style:name="T4" style:family="text">
      <style:text-properties officeooo:rsid="0019da7a"/>
    </style:style>
    <style:style style:name="T5" style:family="text">
      <style:text-properties officeooo:rsid="001b9499"/>
    </style:style>
    <style:style style:name="T6" style:family="text">
      <style:text-properties officeooo:rsid="00211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logia. Sistema endocrí</text:p>
      <text:p text:style-name="P1"/>
      <text:p text:style-name="P2">Format per: </text:p>
      <text:p text:style-name="P2">- Glàndules / grups de cèl·lules / cèl·lules individuals</text:p>
      <text:p text:style-name="P2">- Per tot l’horganismes</text:p>
      <text:p text:style-name="P2">- Sintetitzen hormines</text:p>
      <text:p text:style-name="P2"/>
      <text:p text:style-name="P2"/>
      <text:p text:style-name="P2">Hormones: compostos organics que s’uneixen a receptors de cels o a cels diana</text:p>
      <text:p text:style-name="P2"/>
      <text:p text:style-name="P2">effecte feedback </text:p>
      <text:p text:style-name="P2"/>
      <text:p text:style-name="P2"/>
      <text:p text:style-name="P2">tipus</text:p>
      <text:p text:style-name="P2">- derivats d’aminoacids (adrenalina, noradrenalina, T3, T4) </text:p>
      <text:p text:style-name="P2">- peptidiques i proteiques (insulina, glucago)</text:p>
      <text:p text:style-name="P2">- esteroides i derivats d’acids grassos (androgens, estrogens, prostaglandines) </text:p>
      <text:p text:style-name="P2"/>
      <text:p text:style-name="P2"/>
      <text:p text:style-name="P2">endocrina: hormones a la sang, accio a distancia </text:p>
      <text:p text:style-name="P2">paracrina: hromones a l’interstici, accio a cells veines </text:p>
      <text:p text:style-name="P2">autocrine: hromones amb accio sobre la propia cel secretora, accio local .</text:p>
      <text:p text:style-name="P2"/>
      <text:p text:style-name="P2"/>
      <text:p text:style-name="P3">tipus d’emmagatzematge</text:p>
      <text:p text:style-name="P2">vesicules: membrana, exocitosi. emmagatzematge breu <text:span text:style-name="T1">(neurones, cells afins) </text:span></text:p>
      <text:p text:style-name="P2">granuls: membrana, exocitosi. emmagatzematge d’stock. mes grans</text:p>
      <text:p text:style-name="P2">lliures: emmagatzematge breu al citoplasma. difusió</text:p>
      <text:p text:style-name="P2"/>
      <text:p text:style-name="P2"/>
      <text:p text:style-name="P2"/>
      <text:p text:style-name="P4">peptidiques/proteines i derivats d’aminoacids: granuls/vesicules citoplasmatiques, alliberament per exocitosi</text:p>
      <text:p text:style-name="P4">esteroides i derivats d’acids grassos: acumulacio al citoplasma. alliberament per difusio</text:p>
      <text:p text:style-name="P4"/>
      <text:p text:style-name="P4"/>
      <text:p text:style-name="P4">caracteristiques cells que sintetitzen hormones peptidiques</text:p>
      <text:p text:style-name="P4">- nucleol ben desenvolupat</text:p>
      <text:p text:style-name="P4">RER</text:p>
      <text:p text:style-name="P4">GOLGI</text:p>
      <text:p text:style-name="P4">granuls d’emmagatzemment i secrecio</text:p>
      <text:p text:style-name="P4">vesicules de secrecio</text:p>
      <text:p text:style-name="P4">abundants mitocondris amb crestes laminars</text:p>
      <text:p text:style-name="P2"/>
      <text:p text:style-name="P2"/>
      <text:p text:style-name="P4">caracteristiques cells que sintetitzen hormones esteroidees</text:p>
      <text:p text:style-name="P4">REL </text:p>
      <text:p text:style-name="P4">vacuoles lipidiques</text:p>
      <text:p text:style-name="P4">no granuls </text:p>
      <text:p text:style-name="P4">abundants mitocondris amb crestes tubulo-vesiculars (dilatades) </text:p>
      <text:p text:style-name="P4"/>
      <text:p text:style-name="P4"/>
      <text:p text:style-name="P4"><text:soft-page-break/>hipofisis</text:p>
      <text:p text:style-name="P4"/>
      <text:p text:style-name="P4">la seva secreció actua per tot arreu lmao</text:p>
      <text:p text:style-name="P4"/>
      <text:p text:style-name="P4">parts histologiques</text:p>
      <text:p text:style-name="P4">- capsula connectiu </text:p>
      <text:p text:style-name="P4">- adenohipofisi (hipofisi anterior)</text:p>
      <text:p text:style-name="P4"><text:tab/>part distal anterior: cel cromofiles (acidofiles (eosinofila, rosa) i basofiles (blau)) i <text:s/>cromofobes (no tenyeix citoplasma) </text:p>
      <text:p text:style-name="P4"><text:tab/>part intermitja: quists coloidals i cel basofiles</text:p>
      <text:p text:style-name="P4">- neurohipofisi (hipofisi posterior)</text:p>
      <text:p text:style-name="P4"><text:tab/>part nerviosa: terminacions nervioses i pituicits</text:p>
      <text:p text:style-name="P4"/>
      <text:p text:style-name="P4"/>
      <text:p text:style-name="P5">part distal</text:p>
      <text:p text:style-name="P5">cells en cordons, capilars, reticulina. poc teixit connectiu</text:p>
      <text:p text:style-name="P5"/>
      <text:p text:style-name="P5">cells basofiles</text:p>
      <text:p text:style-name="P5"><text:tab/>gonadotropines<text:tab/></text:p>
      <text:p text:style-name="P5"><text:tab/>tirotropines</text:p>
      <text:p text:style-name="P5"><text:tab/>corticotropines</text:p>
      <text:p text:style-name="P5">cels acidofiles</text:p>
      <text:p text:style-name="P5"><text:tab/>lactotropes</text:p>
      <text:p text:style-name="P5"><text:tab/>somatotropes</text:p>
      <text:p text:style-name="P5">cels cromofobes (no es tenyeixen). precursores o degranulades</text:p>
      <text:p text:style-name="P5"/>
      <text:p text:style-name="P5">hrmones:</text:p>
      <text:p text:style-name="P5">FSH: estimulant del fol·licle</text:p>
      <text:p text:style-name="P5">LH: luteinitzant</text:p>
      <text:p text:style-name="P5">TSH: estimulant del tiroide</text:p>
      <text:p text:style-name="P5">ACTH: hormona adreno</text:p>
      <text:p text:style-name="P5">GH </text:p>
      <text:p text:style-name="P5">---</text:p>
      <text:p text:style-name="P5"/>
      <text:p text:style-name="P5">part distal</text:p>
      <text:p text:style-name="P5">Cells basofiles: 35% MENYS ABUNDANTS </text:p>
      <text:p text:style-name="P5">gonadotropes 10%</text:p>
      <text:p text:style-name="P5"><text:tab/>FSH, LH: desenvolupament testicle ovari </text:p>
      <text:p text:style-name="P5">tirotropes 5%</text:p>
      <text:p text:style-name="P5"><text:tab/>TSH tiroide</text:p>
      <text:p text:style-name="P5">corticotropes 20%</text:p>
      <text:p text:style-name="P5"><text:tab/>ACTH escorça adrenal </text:p>
      <text:p text:style-name="P5"><text:tab/>MSH melanòcits (melanina) </text:p>
      <text:p text:style-name="P5"/>
      <text:p text:style-name="P5">cels acidofiles 65%</text:p>
      <text:p text:style-name="P5">lactotropes: 15%</text:p>
      <text:p text:style-name="P5"><text:tab/>prolactina PRL glandula mamaria </text:p>
      <text:p text:style-name="P5">somatotropes</text:p>
      <text:p text:style-name="P5"><text:tab/>growth hormone os, muscul, greix</text:p>
      <text:p text:style-name="P5">celules cromofobes que no fan res</text:p>
      <text:p text:style-name="P5"/>
      <text:p text:style-name="P5"/>
      <text:p text:style-name="P5"><text:soft-page-break/>rosa molt intens: acidofiles</text:p>
      <text:p text:style-name="P5">cels mes basofiles que acidofiles</text:p>
      <text:p text:style-name="P5">celules cromofobes</text:p>
      <text:p text:style-name="P5"/>
      <text:p text:style-name="P5"/>
      <text:p text:style-name="P5"/>
      <text:p text:style-name="P6">forats blancs son capilars plens de sang </text:p>
      <text:p text:style-name="P6"/>
      <text:p text:style-name="P6"/>
      <text:p text:style-name="P6">granules de secrecio adenohipofisi</text:p>
      <text:p text:style-name="P6"/>
      <text:p text:style-name="P6">somatotropes granuls mes grans 400 nm</text:p>
      <text:p text:style-name="P6">lactotropes, corticotropes, gonadotropes intermitjos 200-300nm</text:p>
      <text:p text:style-name="P6">tirotropes mes petits 150nm</text:p>
      <text:p text:style-name="P6"/>
      <text:p text:style-name="P6"/>
      <text:p text:style-name="P6">adenohipofisi</text:p>
      <text:p text:style-name="P6">part mitja: </text:p>
      <text:p text:style-name="P6">quists (epiteli cubic) amb coloide (material proteic, restes embriologiques (eosinofil, se li diu coloide en acumul))</text:p>
      <text:p text:style-name="P6">celules basofiles: MSH (melanocit stim)</text:p>
      <text:p text:style-name="P6"/>
      <text:p text:style-name="P6"/>
      <text:p text:style-name="P7">neurohipofisi</text:p>
      <text:p text:style-name="P7">part nerviosa</text:p>
      <text:p text:style-name="P7">terminacions d’axons feix hipotalem hipofisi</text:p>
      <text:p text:style-name="P7">secrecio vasopresina (ADH) i oxitocina </text:p>
      <text:p text:style-name="P7">acumulació de granuls: cossos de Herring (axons deformats per l’acumulacio de granuls) <text:s/></text:p>
      <text:p text:style-name="P7">pituicits (glia de suport), capil·lars</text:p>
      <text:p text:style-name="P7">ADH (+) absorció aigua al ronyó</text:p>
      <text:p text:style-name="P7">oxicotina: glandules mamaries (llet) i uter (contraccions) </text:p>
      <text:p text:style-name="P7"/>
      <text:p text:style-name="P7"/>
      <text:p text:style-name="P7">els granuls que arriben a traves dels axons es verteixen al interstici i s’absorbeixen pels capil·lars. </text:p>
      <text:p text:style-name="P7"/>
      <text:p text:style-name="P8">nuclis clars i gordos: pituicits</text:p>
      <text:p text:style-name="P8"/>
      <text:p text:style-name="P8"/>
      <text:p text:style-name="P8">boles amb boletes a interior: cos de herri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ipotalem (regula hipofisi) </text:p>
      <text:p text:style-name="P8">- producció hromones reguladores</text:p>
      <text:p text:style-name="P8">regulen secrecio hormones</text:p>
      <text:p text:style-name="P8">neurones de nuclis hipotalamics</text:p>
      <text:p text:style-name="P8">secreció a l’adenohipofisi, </text:p>
      <text:p text:style-name="P8">estimula o inhibeix produccio hormones adenohipofisaries</text:p>
      <text:p text:style-name="P8"/>
      <text:p text:style-name="P8">- produccio hromones efectores</text:p>
      <text:p text:style-name="P8">efecte directe en l’organ diana </text:p>
      <text:p text:style-name="P8">neurones de nuclis supraoptic i paraventral</text:p>
      <text:p text:style-name="P8">secreció a la neurohipofisi: oxitocina, ADH <text:span text:style-name="T2">(vasopresina) </text:span></text:p>
      <text:p text:style-name="P8"/>
      <text:p text:style-name="P9">nucli supraoptic i paraventricular generen oxitocina i ADH, son hormones efectores. viatgen cap al feix hipotalem-hipofisi, arribin a neurohipofisis, salliberin, s’absorbeixin i viatgin a distància.</text:p>
      <text:p text:style-name="P9"/>
      <text:p text:style-name="P10">nuclis hipotalamics a l’hipotalem sintetitzen substancies reguladores que van cap a la adenohipofisi i estimulen/inhibeixen secrecio cells. distal</text:p>
      <text:p text:style-name="P10"/>
      <text:p text:style-name="P10"/>
      <text:p text:style-name="P10">reguladors</text:p>
      <text:p text:style-name="P10"/>
      <text:p text:style-name="P10">TRH + TSH</text:p>
      <text:p text:style-name="P10">CRH + ACTH</text:p>
      <text:p text:style-name="P10">GRH (SRH) + GH </text:p>
      <text:p text:style-name="P10">GnRH + FSH-LH</text:p>
      <text:p text:style-name="P10">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idoide: </text:p>
      <text:p text:style-name="P10">- dos lobuls</text:p>
      <text:p text:style-name="P10">units per istme </text:p>
      <text:p text:style-name="P10"/>
      <text:p text:style-name="P10">quatre unitats de paratiroides</text:p>
      <text:p text:style-name="P10"/>
      <text:p text:style-name="P10"/>
      <text:p text:style-name="P10">fol·licle tiroidal</text:p>
      <text:p text:style-name="P10">- unitat estructural i funcional</text:p>
      <text:p text:style-name="P10">estructures esferiques</text:p>
      <text:p text:style-name="P10">epiteli simple cubic</text:p>
      <text:p text:style-name="P10">espai central amb coloide (tiroglobulina) </text:p>
      <text:p text:style-name="P10">lamina/<text:span text:style-name="T3">membrana</text:span> basal</text:p>
      <text:p text:style-name="P10">diametre variable (50-500microm) </text:p>
      <text:p text:style-name="P10">xarxa capil·lars fenestrats (per fora) </text:p>
      <text:p text:style-name="P10"/>
      <text:p text:style-name="P11">espai central: emmagatzematge. hormona s’acumula fora cell. </text:p>
      <text:p text:style-name="P11"/>
      <text:p text:style-name="P11"/>
      <text:p text:style-name="P11"/>
      <text:p text:style-name="P11">cel·lules fuol·Liculars: epiteli del folicle tiroidal</text:p>
      <text:p text:style-name="P11">produeixen t3, t4, tiroglobulina </text:p>
      <text:p text:style-name="P11"/>
      <text:p text:style-name="P11">parafoliculars o C: individuals o petits grups</text:p>
      <text:p text:style-name="P11">produeixen calcitonina </text:p>
      <text:p text:style-name="P11"/>
      <text:p text:style-name="P11"/>
      <text:p text:style-name="P12">celula folicular: ultraestructura:</text:p>
      <text:p text:style-name="P13">tiroglobulina = prohormona (de reserva, inactiva) </text:p>
      <text:p text:style-name="P14">cell C: citoplasma mes claret</text:p>
      <text:p text:style-name="P14"/>
      <text:p text:style-name="P14"/>
      <text:p text:style-name="P14">ultraestructura cell folicula: </text:p>
      <text:p text:style-name="P14">nucli basal </text:p>
      <text:p text:style-name="P14">RER basal i lateral <text:s/>(molt basofil)</text:p>
      <text:p text:style-name="P14">Golgi supranuclear</text:p>
      <text:p text:style-name="P14">Lisosomes amb enzims </text:p>
      <text:p text:style-name="P14">vesicules amb coloide no granuls no vesicules no emmagatzemament </text:p>
      <text:p text:style-name="P14">mitocondris abundants </text:p>
      <text:p text:style-name="P14">microvellositats apicals</text:p>
      <text:p text:style-name="P14">unions intercel·lulars </text:p>
      <text:p text:style-name="P14"/>
      <text:p text:style-name="P14"/>
      <text:p text:style-name="P15">celules parafoliculars</text:p>
      <text:p text:style-name="P15">0,1% de cells parenquimatoses</text:p>
      <text:p text:style-name="P15">individuals o en petits grups</text:p>
      <text:p text:style-name="P15">entre membrana basal i cells foliculars</text:p>
      <text:p text:style-name="P15">no contacten amb el coloide</text:p>
      <text:p text:style-name="P15">granuls electrodensos 100-400nm</text:p>
      <text:p text:style-name="P15">Calcitonina: disminueix calci (concentració de) </text:p>
      <text:p text:style-name="P15"/>
      <text:p text:style-name="P15"/>
      <text:p text:style-name="P16"><text:soft-page-break/>folicle tiroidal: fases</text:p>
      <text:p text:style-name="P16">- fase sintesis i emmagatzematge tiroglobulina (prohormona) </text:p>
      <text:p text:style-name="P16">- fase sintesi hormones actives t3 t4 amb processament de tiroglobulina </text:p>
      <text:p text:style-name="P16">- fase de repos. </text:p>
      <text:p text:style-name="P16"/>
      <text:p text:style-name="P16"/>
      <text:p text:style-name="P17">Sintesi de tirogobulina</text:p>
      <text:p text:style-name="P17">- captacio iodur de la sang membrana basal</text:p>
      <text:p text:style-name="P17">sintesi de tiroglobulina al rer, glico al golgi</text:p>
      <text:p text:style-name="P17">sintesi de vesicules de secr. golgi amb tiroglobulina i peroxidasa tiroidea</text:p>
      <text:p text:style-name="P17">exocitosi vesicules formant coloide</text:p>
      <text:p text:style-name="P17">iodacio tiroglobulina al coloide (peroxidasa &gt; unio iodo als aa tirosina) </text:p>
      <text:p text:style-name="P17"/>
      <text:p text:style-name="P17">t3 i t4</text:p>
      <text:p text:style-name="P17">unió TSH (format a l’adenohipofisi) als receptors de membrana </text:p>
      <text:p text:style-name="P17">reabsorcio del coloide apical (pseudopodes) </text:p>
      <text:p text:style-name="P17">fusio vesicules d’endocitosi i lisosomes</text:p>
      <text:p text:style-name="P17">lisi i alliberament de T3 (3 atoms iode) i T4 (4 atoms iode) </text:p>
      <text:p text:style-name="P17">secrecio basal de T3 (triiodotironina) i T3 (tiroxina) </text:p>
      <text:p text:style-name="P17"/>
      <text:p text:style-name="P17"/>
      <text:p text:style-name="P17">Fase de repos: poc citoplasma entre nucli i coloide. hi ha molta tiroglobulina (esta entre la fase de sintesi de tiroglobulina i alliberamnet t3-t4) </text:p>
      <text:p text:style-name="P17"/>
      <text:p text:style-name="P17"/>
      <text:p text:style-name="P17">pseudopodes traguen coloide cap endins</text:p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aratiroides: </text:p>
      <text:p text:style-name="P18"/>
      <text:p text:style-name="P18">caracteristiques citologiques: </text:p>
      <text:p text:style-name="P18">cel·lules principals i oxifiliques (nius) reticulina al voltant </text:p>
      <text:p text:style-name="P18">cel principals (fases funcional) i oxifiliques (fase quiescient) </text:p>
      <text:p text:style-name="P18">abuntant xarxa capilars (fenestrat) </text:p>
      <text:p text:style-name="P18">taixit connectiu formant capsula i tabics</text:p>
      <text:p text:style-name="P18">proporcio variable adipocits increment amb edat </text:p>
      <text:p text:style-name="P18"/>
      <text:p text:style-name="P18"/>
      <text:p text:style-name="P18">principals (predominant) </text:p>
      <text:p text:style-name="P18">actives (fosques): granuls de PARATIROIDEA (PTH més calci en sang), RER, golgi, mitocondris <text:span text:style-name="T4">(son la majoria) </text:span></text:p>
      <text:p text:style-name="P18"/>
      <text:p text:style-name="P18">inactives (clares): menys grànuls i orgànuls. acumulació glucògne i lípids. son les que predominent a l’adult <text:span text:style-name="T4">(son blanques) </text:span></text:p>
      <text:p text:style-name="P18"/>
      <text:p text:style-name="P18">oxifiliques: 3% del total. molt grans, molts mitocondris, totalment inactives <text:span text:style-name="T4">(son les mes grans i roses) </text:span></text:p>
      <text:p text:style-name="P18"/>
      <text:p text:style-name="P18"/>
      <text:p text:style-name="P19">pancrees endocri. </text:p>
      <text:p text:style-name="P19"/>
      <text:p text:style-name="P20">predomina estructura exocrina. </text:p>
      <text:p text:style-name="P20"/>
      <text:p text:style-name="P20">ENDOCRINA</text:p>
      <text:p text:style-name="P20">1-2 milions illots de langerhans que poden acumular 2000 cells</text:p>
      <text:p text:style-name="P20">fina xarxa capilar </text:p>
      <text:p text:style-name="P20">teixit connectiu </text:p>
      <text:p text:style-name="P18"/>
      <text:p text:style-name="P18"/>
      <text:p text:style-name="P20">diferencia entre exocri i endocri</text:p>
      <text:p text:style-name="P20">- acinos exocrinos, secreció surt a traves de conductes excrectors</text:p>
      <text:p text:style-name="P20">- interstici a capilars amb illots de langerhans</text:p>
      <text:p text:style-name="P20"/>
      <text:p text:style-name="P20">celulas beta: clares</text:p>
      <text:p text:style-name="P20">celulas productes de glucago: periferic </text:p>
      <text:p text:style-name="P20">celula alfa...</text:p>
      <text:p text:style-name="P20"/>
      <text:p text:style-name="P20">celula beta 70% insulina central - semblen terrons de sucre (?), <text:span text:style-name="T5">forma geomètrica</text:span></text:p>
      <text:p text:style-name="P20">alfa: glucago, periferi 20% - core electrondensa, entre membrana i core i ha un halo blanc </text:p>
      <text:p text:style-name="P20">delta. somatostatina, difosa 8%</text:p>
      <text:p text:style-name="P20">G: gastrina, difosa 1%</text:p>
      <text:p text:style-name="P20">cel PP: polipeptid pancreatic, difosa 1%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glandula adrenal: </text:p>
      <text:p text:style-name="P21">capsula</text:p>
      <text:p text:style-name="P21">connectiu dens</text:p>
      <text:p text:style-name="P21">plexe sucapsular</text:p>
      <text:p text:style-name="P21"><text:tab/>arteries corticals llargues i curtes</text:p>
      <text:p text:style-name="P21">escorça: </text:p>
      <text:p text:style-name="P21">hromones derivades colesterol</text:p>
      <text:p text:style-name="P21">control hormonal ACTH</text:p>
      <text:p text:style-name="P21"/>
      <text:p text:style-name="P21">medul·la</text:p>
      <text:p text:style-name="P21">adrenalina i NA (neuroendocrines) </text:p>
      <text:p text:style-name="P21">control simpàtic i parasimpàtic</text:p>
      <text:p text:style-name="P22">te foradets, que son les venes medulars centrals. </text:p>
      <text:p text:style-name="P23">(la part del mig)</text:p>
      <text:p text:style-name="P23"/>
      <text:p text:style-name="P23">irrigació complexa</text:p>
      <text:p text:style-name="P23"/>
      <text:p text:style-name="P23"/>
      <text:p text:style-name="P23">de tres artèries diferents</text:p>
      <text:p text:style-name="P23">per sota formen una xarxa arterial subcapsular</text:p>
      <text:p text:style-name="P23">dos tipus d’arteries</text:p>
      <text:p text:style-name="P23">arteries corticals curtes: de seguida es divideix, frmant una xarxa de capilars</text:p>
      <text:p text:style-name="P23">arteries cortical llarga: baixen rectes per l’escorça i formen un plexe capilar a la medula per poder irrigar-la be. </text:p>
      <text:p text:style-name="P23"/>
      <text:p text:style-name="P23">TIpus cel·Lulars</text:p>
      <text:p text:style-name="P23">- secretories esteroides, no granuls, REL, mitocondris amb crestes tubulars, gotes de lipids</text:p>
      <text:p text:style-name="P23"/>
      <text:p text:style-name="P23">glomerular: mes mitocondris, pocs lípids</text:p>
      <text:p text:style-name="P23">fascicular: mes lípids, mes REL, mes clares amb HE</text:p>
      <text:p text:style-name="P23"/>
      <text:p text:style-name="P23">reticular: menys HE i mes lipofucsina (taronja) </text:p>
      <text:p text:style-name="P23"/>
      <text:p text:style-name="P23"/>
      <text:p text:style-name="P23"/>
      <text:p text:style-name="P24">medula</text:p>
      <text:p text:style-name="P24">caracteristiques citologiques</text:p>
      <text:p text:style-name="P24">cordons celulars</text:p>
      <text:p text:style-name="P24">xarxa capilar: sistema de venes</text:p>
      <text:p text:style-name="P24">celules cromafins (neurones modificades): basofiles amb granuls</text:p>
      <text:p text:style-name="P24"/>
      <text:p text:style-name="P24">neurones ganglionars disperes i nervis: secreció de les cromafins</text:p>
      <text:p text:style-name="P24"/>
      <text:p text:style-name="P24">vena medular central </text:p>
      <text:p text:style-name="P25">ultraestructura:</text:p>
      <text:p text:style-name="P25">sintesi hormones peptidiques; golgi rer mitocondri</text:p>
      <text:p text:style-name="P25">granuls adrenalina: homogenis</text:p>
      <text:p text:style-name="P25">granuls noradrenalina: part central desplaçada cap a un costat. </text:p>
      <text:p text:style-name="P25"/>
      <text:p text:style-name="P25"/>
      <text:p text:style-name="P25"/>
      <text:p text:style-name="P26"/>
      <text:p text:style-name="P26"><text:soft-page-break/>sistema neuroendocrino difuso</text:p>
      <text:p text:style-name="P26">celules endocrines individuals disperses en els diferents sistemes</text:p>
      <text:p text:style-name="P26">hibrid neurona-endocri (neuropeptids) </text:p>
      <text:p text:style-name="P26">localització: digestiu, respiratori, pell, altres...</text:p>
      <text:p text:style-name="P26">accio local (paracrines) </text:p>
      <text:p text:style-name="P26">secreció neuroendocrina</text:p>
      <text:p text:style-name="P26"/>
      <text:p text:style-name="P27">part apical, nucli, part basal amb granuls. <text:span text:style-name="T6">allargada</text:span></text:p>
      <text:p text:style-name="P27"/>
      <text:p text:style-name="P28">altes: leydig del testicle</text:p>
      <text:p text:style-name="P28">ovaris</text:p>
      <text:p text:style-name="P28">placenta</text:p>
      <text:p text:style-name="P28">rony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08:37:36.267379689</meta:creation-date>
    <dc:date>2025-01-23T10:23:49.291870152</dc:date>
    <meta:editing-duration>PT1H26M51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9" meta:paragraph-count="242" meta:word-count="1223" meta:character-count="9056" meta:non-whitespace-character-count="7975"/>
  </office:meta>
</office:document-meta>
</file>